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20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officeooo:paragraph-rsid="06f5639b"/>
    </style:style>
    <style:style style:name="P26" style:family="paragraph" style:parent-style-name="Standard">
      <style:text-properties officeooo:paragraph-rsid="0c819a59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8" style:family="paragraph" style:parent-style-name="Standard">
      <style:text-properties officeooo:paragraph-rsid="0c8364eb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ca5faa5"/>
    </style:style>
    <style:style style:name="P34" style:family="paragraph" style:parent-style-name="Standard">
      <style:text-properties officeooo:paragraph-rsid="0ca6ddb9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0a1fd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style:text-properties officeooo:paragraph-rsid="0cb38183"/>
    </style:style>
    <style:style style:name="P41" style:family="paragraph" style:parent-style-name="Standard">
      <style:text-properties officeooo:paragraph-rsid="0cb428e8"/>
    </style:style>
    <style:style style:name="P42" style:family="paragraph" style:parent-style-name="Standard">
      <style:text-properties officeooo:paragraph-rsid="0cb627b6"/>
    </style:style>
    <style:style style:name="P43" style:family="paragraph" style:parent-style-name="Standard">
      <style:text-properties officeooo:paragraph-rsid="0a0f8417"/>
    </style:style>
    <style:style style:name="P44" style:family="paragraph" style:parent-style-name="Standard">
      <style:text-properties officeooo:paragraph-rsid="0cbe2b6f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58c9e"/>
    </style:style>
    <style:style style:name="P51" style:family="paragraph" style:parent-style-name="Standard">
      <style:text-properties officeooo:paragraph-rsid="0cec0708"/>
    </style:style>
    <style:style style:name="P52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3" style:family="paragraph" style:parent-style-name="Standard">
      <style:text-properties officeooo:paragraph-rsid="0d0f14ca"/>
    </style:style>
    <style:style style:name="P54" style:family="paragraph" style:parent-style-name="Standard">
      <style:text-properties officeooo:paragraph-rsid="0d13f73f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4a40eb"/>
    </style:style>
    <style:style style:name="P61" style:family="paragraph" style:parent-style-name="Standard">
      <style:text-properties officeooo:paragraph-rsid="0d4b85c3"/>
    </style:style>
    <style:style style:name="P62" style:family="paragraph" style:parent-style-name="Standard">
      <style:text-properties officeooo:paragraph-rsid="0d53468e"/>
    </style:style>
    <style:style style:name="P63" style:family="paragraph" style:parent-style-name="Standard">
      <style:text-properties officeooo:paragraph-rsid="0d5392ef"/>
    </style:style>
    <style:style style:name="P64" style:family="paragraph" style:parent-style-name="Standard">
      <style:text-properties officeooo:paragraph-rsid="0d5b93b9"/>
    </style:style>
    <style:style style:name="P65" style:family="paragraph" style:parent-style-name="Footnote">
      <style:text-properties officeooo:paragraph-rsid="04473353"/>
    </style:style>
    <style:style style:name="P66" style:family="paragraph" style:parent-style-name="Footnote">
      <style:text-properties officeooo:paragraph-rsid="0bf8351d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paragraph-rsid="0cfb8404"/>
    </style:style>
    <style:style style:name="P69" style:family="paragraph" style:parent-style-name="Footnote">
      <style:text-properties officeooo:paragraph-rsid="0d2b38cd"/>
    </style:style>
    <style:style style:name="P70" style:family="paragraph" style:parent-style-name="Footnote">
      <style:text-properties officeooo:rsid="043ccc66" officeooo:paragraph-rsid="0c397b0b"/>
    </style:style>
    <style:style style:name="P71" style:family="paragraph" style:parent-style-name="Footnote">
      <style:text-properties officeooo:paragraph-rsid="0d6a0c36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9" style:family="paragraph" style:parent-style-name="Standard">
      <style:text-properties officeooo:paragraph-rsid="0d701f4f"/>
    </style:style>
    <style:style style:name="P80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96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2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1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6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7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8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0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21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22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23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24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25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26" style:family="text">
      <style:text-properties fo:color="#000000" style:font-name="Ubuntu1" fo:font-size="12pt" style:font-size-asian="12pt" style:font-size-complex="12pt"/>
    </style:style>
    <style:style style:name="T327" style:family="text">
      <style:text-properties fo:color="#000000" style:font-name="Ubuntu1" fo:font-size="12pt" officeooo:rsid="004804ae" style:font-size-asian="12pt" style:font-size-complex="12pt"/>
    </style:style>
    <style:style style:name="T328" style:family="text">
      <style:text-properties fo:color="#000000" style:font-name="Ubuntu1" fo:font-size="12pt" officeooo:rsid="0bac438a" style:font-size-asian="12pt" style:font-size-complex="12pt"/>
    </style:style>
    <style:style style:name="T329" style:family="text">
      <style:text-properties fo:color="#000000" style:text-underline-style="none" officeooo:rsid="0588721b" style:font-size-asian="12pt" style:font-size-complex="12pt"/>
    </style:style>
    <style:style style:name="T33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3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4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5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6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9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71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72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73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74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75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76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77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78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79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80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81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82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83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84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85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86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87" style:family="text">
      <style:text-properties style:use-window-font-color="true"/>
    </style:style>
    <style:style style:name="T388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2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3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4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1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9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1" style:family="text">
      <style:text-properties style:use-window-font-color="true" officeooo:rsid="047da547"/>
    </style:style>
    <style:style style:name="T422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4" style:family="text">
      <style:text-properties fo:font-size="12pt" style:font-size-asian="12pt" style:font-size-complex="12pt"/>
    </style:style>
    <style:style style:name="T425" style:family="text">
      <style:text-properties fo:font-size="12pt" officeooo:rsid="02eddb5a" style:font-size-asian="12pt" style:font-size-complex="12pt"/>
    </style:style>
    <style:style style:name="T426" style:family="text">
      <style:text-properties fo:font-size="12pt" officeooo:rsid="064c9632" style:font-size-asian="12pt" style:font-size-complex="12pt"/>
    </style:style>
    <style:style style:name="T427" style:family="text">
      <style:text-properties officeooo:rsid="047fb57c"/>
    </style:style>
    <style:style style:name="T428" style:family="text">
      <style:text-properties officeooo:rsid="047da547"/>
    </style:style>
    <style:style style:name="T429" style:family="text">
      <style:text-properties officeooo:rsid="01657261" style:font-size-asian="12pt" style:font-size-complex="12pt"/>
    </style:style>
    <style:style style:name="T430" style:family="text">
      <style:text-properties officeooo:rsid="00bddfbe" style:font-size-asian="12pt" style:font-size-complex="12pt"/>
    </style:style>
    <style:style style:name="T431" style:family="text">
      <style:text-properties officeooo:rsid="04473353"/>
    </style:style>
    <style:style style:name="T432" style:family="text">
      <style:text-properties fo:font-weight="normal" style:font-weight-asian="normal" style:font-weight-complex="normal"/>
    </style:style>
    <style:style style:name="T433" style:family="text">
      <style:text-properties fo:font-weight="normal" officeooo:rsid="0d53468e" style:font-weight-asian="normal" style:font-weight-complex="normal"/>
    </style:style>
    <style:style style:name="T434" style:family="text">
      <style:text-properties fo:font-weight="normal" officeooo:rsid="0d5e9ec2" style:font-weight-asian="normal" style:font-weight-complex="normal"/>
    </style:style>
    <style:style style:name="T435" style:family="text">
      <style:text-properties fo:font-weight="normal" officeooo:rsid="0d516aa8" style:font-weight-asian="normal" style:font-weight-complex="normal"/>
    </style:style>
    <style:style style:name="T436" style:family="text">
      <style:text-properties fo:font-weight="normal" officeooo:rsid="0d6a0c36" style:font-weight-asian="normal" style:font-weight-complex="normal"/>
    </style:style>
    <style:style style:name="T437" style:family="text">
      <style:text-properties officeooo:rsid="06049971"/>
    </style:style>
    <style:style style:name="T438" style:family="text">
      <style:text-properties fo:font-weight="bold" officeooo:rsid="06049971" style:font-weight-asian="bold" style:font-weight-complex="bold"/>
    </style:style>
    <style:style style:name="T439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0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1" style:family="text">
      <style:text-properties officeooo:rsid="050aa1f1"/>
    </style:style>
    <style:style style:name="T442" style:family="text">
      <style:text-properties officeooo:rsid="05903285"/>
    </style:style>
    <style:style style:name="T443" style:family="text">
      <style:text-properties officeooo:rsid="0594b105"/>
    </style:style>
    <style:style style:name="T444" style:family="text">
      <style:text-properties officeooo:rsid="0a6f0a69"/>
    </style:style>
    <style:style style:name="T445" style:family="text">
      <style:text-properties officeooo:rsid="0aace3cd"/>
    </style:style>
    <style:style style:name="T446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47" style:family="text">
      <style:text-properties fo:font-size="10pt" officeooo:rsid="06049971" style:font-size-asian="10pt" style:font-size-complex="10pt"/>
    </style:style>
    <style:style style:name="T448" style:family="text">
      <style:text-properties fo:font-size="10pt" officeooo:rsid="0d5b05c5" style:font-size-asian="10pt" style:font-style-asian="italic" style:font-size-complex="10pt" style:font-style-complex="italic"/>
    </style:style>
    <style:style style:name="T449" style:family="text">
      <style:text-properties fo:font-size="10pt" officeooo:rsid="06049971" style:font-size-asian="10pt" style:font-style-asian="italic" style:font-size-complex="10pt" style:font-style-complex="italic"/>
    </style:style>
    <style:style style:name="T450" style:family="text">
      <style:text-properties officeooo:rsid="0b952edb"/>
    </style:style>
    <style:style style:name="T451" style:family="text">
      <style:text-properties fo:font-size="8pt" style:font-size-asian="8pt" style:font-size-complex="8pt" loext:padding="0.049cm" loext:border="0.31pt solid #000000"/>
    </style:style>
    <style:style style:name="T452" style:family="text">
      <style:text-properties officeooo:rsid="0394a435"/>
    </style:style>
    <style:style style:name="T453" style:family="text">
      <style:text-properties officeooo:rsid="0be4091b"/>
    </style:style>
    <style:style style:name="T454" style:family="text">
      <style:text-properties officeooo:rsid="0bf888a9"/>
    </style:style>
    <style:style style:name="T455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6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7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522dfb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1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62" style:family="text">
      <style:text-properties officeooo:rsid="0cf7e116"/>
    </style:style>
    <style:style style:name="T463" style:family="text">
      <style:text-properties officeooo:rsid="0d1ec96e"/>
    </style:style>
    <style:style style:name="T464" style:family="text">
      <style:text-properties officeooo:rsid="0d4a40eb"/>
    </style:style>
    <style:style style:name="T465" style:family="text">
      <style:text-properties officeooo:rsid="0d52ea33"/>
    </style:style>
    <style:style style:name="T466" style:family="text">
      <style:text-properties officeooo:rsid="0d53468e"/>
    </style:style>
    <style:style style:name="T467" style:family="text">
      <style:text-properties officeooo:rsid="0d5392ef"/>
    </style:style>
    <style:style style:name="T468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9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0" style:family="text">
      <style:text-properties officeooo:rsid="0d615979"/>
    </style:style>
    <style:style style:name="T471" style:family="text">
      <style:text-properties officeooo:rsid="0d692d75"/>
    </style:style>
    <style:style style:name="T472" style:family="text">
      <style:text-properties officeooo:rsid="0d6a0c3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Strong_20_Emphasis"><text:span text:style-name="T293">C</text:span></text:span><text:span text:style-name="Strong_20_Emphasis"><text:span text:style-name="T288">hecklist voor </text:span></text:span><text:span text:style-name="Strong_20_Emphasis"><text:span text:style-name="T298">de installatie</text:span></text:span><text:span text:style-name="Strong_20_Emphasis"><text:span text:style-name="T288"> van </text:span></text:span><text:reference-mark-start text:name="Distributie"/><text:span text:style-name="Strong_20_Emphasis"><text:span text:style-name="T291">Ubuntu</text:span></text:span><text:reference-mark-end text:name="Distributie"/><text:span text:style-name="Strong_20_Emphasis"><text:span text:style-name="T291"> </text:span></text:span><text:reference-mark-start text:name="Versie"/><text:span text:style-name="Strong_20_Emphasis"><text:span text:style-name="T297">20</text:span></text:span><text:span text:style-name="Strong_20_Emphasis"><text:span text:style-name="T296">.04 LTS</text:span></text:span><text:reference-mark-end text:name="Versie"/><text:span text:style-name="Strong_20_Emphasis"><text:span text:style-name="T289"><text:note text:id="ftn1" text:note-class="footnote"><text:note-citation>1</text:note-citation><text:note-body><text:p text:style-name="P66"><text:span text:style-name="T452">Deze versie </text:span><text:span text:style-name="T453">20.04 </text:span><text:span text:style-name="T452">heeft codenaam Focal Fossa (focal) en is een zogenaamde LTS-versie (Long-Term Support, langetermijnondersteuning). <text:s/>Een LTS-versie verschijnt iedere twee jaar </text:span><text:span text:style-name="T465">in </text:span><text:span text:style-name="T452">april (deze in april 2020) en wordt vanaf vrijgave </text:span><text:span text:style-name="T336">vijf</text:span><text:span text:style-name="T452"> jaar ondersteund</text:span><text:span text:style-name="T444"> </text:span><text:span text:style-name="T452">(</text:span><text:span text:style-name="T454">updates </text:span><text:span text:style-name="T452">tot april 2025</text:span><text:span text:style-name="T444">)</text:span><text:span text:style-name="T452">.</text:span></text:p></text:note-body></text:note></text:span></text:span><text:span text:style-name="Strong_20_Emphasis"><text:span text:style-name="T289"> </text:span></text:span><text:reference-mark-start text:name="Editie"/><text:span text:style-name="Strong_20_Emphasis"><text:span text:style-name="T290">desktop</text:span></text:span><text:reference-mark-end text:name="Editie"/><text:span text:style-name="Strong_20_Emphasis"><text:span text:style-name="T292">.</text:span></text:span></text:p>
      <text:p text:style-name="P11"/>
      <text:p text:style-name="P25"><text:span text:style-name="T19">Kijk op</text:span><text:span text:style-name="T28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88"> </text:span><text:span text:style-name="T388">voor</text:span><text:span text:style-name="T389"> </text:span><text:span text:style-name="T390">deze en andere </text:span><text:span text:style-name="T20">checklists, scripts, en overige bestanden.</text:span></text:p>
      <text:p text:style-name="P20"/>
      <text:p text:style-name="P52"><text:span text:style-name="T189">D</text:span><text:span text:style-name="T188">it is een invulbare PD</text:span><text:span text:style-name="T190">F</text:span><text:span text:style-name="T188"> met tekst- en keuzevakken; </text:span><text:span text:style-name="T191">a</text:span><text:span text:style-name="T188">fdrukken is niet noodzakelijk.</text:span></text:p>
      <text:p text:style-name="P12"/>
      <text:p text:style-name="P12">V<text:span text:style-name="T427">ul de waarden in het tekstvak achter de </text:span><text:span text:style-name="Definition"><text:span text:style-name="T428">schuingedrukte</text:span></text:span> <text:span text:style-name="T428">woorden </text:span><text:span text:style-name="T421">(zie toelichting)</text:span><text:span text:style-name="T428">:</text:span></text:p>
      <text:p text:style-name="P4"><text:span text:style-name="Definition"><text:span text:style-name="T395">g</text:span></text:span><text:span text:style-name="Definition"><text:span text:style-name="T394">ebruiker</text:span></text:span><text:span text:style-name="Definition"><text:span text:style-name="T396"><text:tab/><text:tab/></text:span></text:span><text:span text:style-name="Definition"><text:span text:style-name="T387"> <text:tab/><text:tab/></text:span></text:span><text:span text:style-name="T397"><draw:control text:anchor-type="as-char" svg:y="-0.429cm" draw:z-index="44" draw:name="Gebruiker" draw:style-name="gr2" draw:text-style-name="P82" svg:width="6.061cm" svg:height="0.6cm" draw:control="control45"><svg:title>Gebruiker</svg:title><svg:desc>Volledige naam, bijv. Jan Stek</svg:desc></draw:control></text:span><text:span text:style-name="T397"><text:tab/></text:span><text:span text:style-name="T398">(</text:span><text:span text:style-name="T418">volledige naam, bijv. </text:span><text:span text:style-name="T420">Karel Kamer</text:span><text:span text:style-name="T419">)</text:span></text:p>
      <text:p text:style-name="Standard"><text:span text:style-name="Definition"><text:span text:style-name="T395">g</text:span></text:span><text:span text:style-name="Definition"><text:span text:style-name="T394">ebruikersnaam<text:tab/><text:tab/></text:span></text:span><text:span text:style-name="Definition"><text:span text:style-name="T394"><draw:control text:anchor-type="as-char" svg:y="-0.429cm" draw:z-index="45" draw:name="Gberuikersnaam" draw:style-name="gr2" draw:text-style-name="P82" svg:width="6.061cm" svg:height="0.6cm" draw:control="control46"><svg:title>Gebruikersnaam</svg:title><svg:desc>Korte naam, bijv. jan</svg:desc></draw:control></text:span></text:span><text:span text:style-name="Definition"><text:span text:style-name="T394"><text:tab/></text:span></text:span><text:span text:style-name="T3">(korte naam, bijv. </text:span><text:span text:style-name="T318">karel</text:span><text:span text:style-name="T3">)</text:span></text:p>
      <text:p text:style-name="P2"><text:span text:style-name="Definition"><text:span text:style-name="T412">c</text:span></text:span><text:span text:style-name="Definition"><text:span text:style-name="T411">omputernaam<text:tab/><text:tab/></text:span></text:span><text:span text:style-name="Definition"><text:span text:style-name="T397"><draw:control text:anchor-type="as-char" svg:y="-0.429cm" draw:z-index="46" draw:name="Computernaam" draw:style-name="gr2" draw:text-style-name="P82" svg:width="6.061cm" svg:height="0.6cm" draw:control="control47"><svg:title>Computernaam</svg:title><svg:desc>Unieke naam van de computer</svg:desc></draw:control></text:span></text:span><text:span text:style-name="Definition"><text:span text:style-name="T397"><text:tab/></text:span></text:span><text:span text:style-name="Definition"><text:span text:style-name="T401">(</text:span></text:span><text:span text:style-name="Definition"><text:span text:style-name="T399">unieke naam van de compute</text:span></text:span><text:span text:style-name="Definition"><text:span text:style-name="T400">r</text:span></text:span><text:span text:style-name="Definition"><text:span text:style-name="T401">)</text:span></text:span></text:p>
      <text:p text:style-name="P2"><text:span text:style-name="Definition"><text:span text:style-name="T395">o</text:span></text:span><text:span text:style-name="Definition"><text:span text:style-name="T394">pstartmenu</text:span></text:span><text:span text:style-name="Definition"><text:span text:style-name="T397"><text:tab/><text:tab/><text:tab/></text:span></text:span><text:span text:style-name="Definition"><text:span text:style-name="T397"><draw:control text:anchor-type="as-char" svg:y="-0.429cm" draw:z-index="47" draw:name="Opstartmenu" draw:style-name="gr2" draw:text-style-name="P82" svg:width="6.061cm" svg:height="0.6cm" draw:control="control48"><svg:title>Opstartmenu</svg:title><svg:desc>Toets voor het opstartmenu ("bootmenu")</svg:desc></draw:control></text:span></text:span><text:span text:style-name="Definition"><text:span text:style-name="T397"><text:tab/></text:span></text:span><text:span text:style-name="Definition"><text:span text:style-name="T401">(</text:span></text:span><text:span text:style-name="Definition"><text:span text:style-name="T399">to</text:span></text:span><text:span text:style-name="Definition"><text:span text:style-name="T408">ets voor het opstartmedium</text:span></text:span><text:span text:style-name="Definition"><text:span text:style-name="T409">)</text:span></text:span></text:p>
      <text:p text:style-name="P2"><text:span text:style-name="Definition"><text:span text:style-name="T413">i</text:span></text:span><text:span text:style-name="Definition"><text:span text:style-name="T414">nstellingen</text:span></text:span><text:span text:style-name="T401"><text:tab/><text:tab/> <text:tab/></text:span><text:span text:style-name="T401"><draw:control text:anchor-type="as-char" svg:y="-0.429cm" draw:z-index="43" draw:name="Instellingen" draw:style-name="gr2" draw:text-style-name="P82" svg:width="6.061cm" svg:height="0.6cm" draw:control="control44"><svg:title>Instellingen</svg:title><svg:desc>Toets voor het BIOS/UEFI-scherm ("setup")</svg:desc></draw:control></text:span><text:span text:style-name="T401"><text:tab/>(</text:span><text:span text:style-name="T399">toets voor het BIOS/UEFI-scherm</text:span><text:span text:style-name="T401">)</text:span></text:p>
      <text:p text:style-name="P3"><text:span text:style-name="Definition"><text:span text:style-name="T391">2</text:span></text:span><text:span text:style-name="Definition"><text:span text:style-name="T393">e </text:span></text:span><text:span text:style-name="Definition"><text:span text:style-name="T415">gebr</text:span></text:span><text:span text:style-name="Definition"><text:span text:style-name="T391">uiker </text:span></text:span><text:span text:style-name="Definition"><text:span text:style-name="T392">(evt.)</text:span></text:span><text:span text:style-name="T401"><text:tab/></text:span><text:span text:style-name="T401"><draw:control text:anchor-type="as-char" svg:y="-0.429cm" draw:z-index="48" draw:name="Instellingen_0" draw:style-name="gr2" draw:text-style-name="P82" svg:width="6.061cm" svg:height="0.6cm" draw:control="control49"><svg:title>Instellingen</svg:title><svg:desc>Toets voor het BIOS/UEFI-scherm ("setup")</svg:desc></draw:control></text:span><text:span text:style-name="T401"><text:tab/>(volledige naam </text:span><text:span text:style-name="T405">evt. </text:span><text:span text:style-name="T404">2</text:span><text:span text:style-name="T422">e</text:span><text:span text:style-name="T404"> </text:span><text:span text:style-name="T401">gebruiker)</text:span></text:p>
      <text:p text:style-name="P6"><text:span text:style-name="Definition"><text:span text:style-name="T391">2</text:span></text:span><text:span text:style-name="Definition"><text:span text:style-name="T393">e</text:span></text:span><text:span text:style-name="Definition"><text:span text:style-name="T391"> </text:span></text:span><text:span text:style-name="Definition"><text:span text:style-name="T417">g</text:span></text:span><text:span text:style-name="Definition"><text:span text:style-name="T416">ebruikersnaam<text:tab/></text:span></text:span><text:span text:style-name="T401"><draw:control text:anchor-type="as-char" svg:y="-0.429cm" draw:z-index="49" draw:name="Instellingen_1" draw:style-name="gr2" draw:text-style-name="P82" svg:width="6.061cm" svg:height="0.6cm" draw:control="control50"><svg:title>Instellingen</svg:title><svg:desc>Toets voor het BIOS/UEFI-scherm ("setup")</svg:desc></draw:control></text:span><text:span text:style-name="T401"><text:tab/>(</text:span><text:span text:style-name="T399">korte naam </text:span><text:span text:style-name="T406">ev</text:span><text:span text:style-name="T407">entuele</text:span><text:span text:style-name="T405"> </text:span><text:span text:style-name="T410">2</text:span><text:span text:style-name="T423">e</text:span><text:span text:style-name="T410"> </text:span><text:span text:style-name="T402">gebr</text:span><text:span text:style-name="T403">uiker</text:span><text:span text:style-name="T401">)</text:span></text:p>
      <text:p text:style-name="P3"><text:span text:style-name="T307">Vervang </text:span><text:span text:style-name="Definition"><text:span text:style-name="T17">schuingedrukte</text:span></text:span><text:span text:style-name="T307"> </text:span><text:span text:style-name="T308">woorden </text:span><text:span text:style-name="T307">in deze checklist door </text:span><text:span text:style-name="T308">boven</text:span><text:span text:style-name="T307">staande waarden.</text:span></text:p>
      <text:p text:style-name="P13"/>
      <text:p text:style-name="P1"><text:span text:style-name="Strong_20_Emphasis"><text:span text:style-name="T302"/></text:span></text:p>
      <text:p text:style-name="P27"><text:span text:style-name="Strong_20_Emphasis"><text:span text:style-name="T131"><draw:control text:anchor-type="as-char" draw:z-index="0" draw:name="Vorm1" draw:style-name="gr1" draw:text-style-name="P81" svg:width="0.35cm" svg:height="0.35cm" draw:control="control1"/></text:span></text:span><text:span text:style-name="Strong_20_Emphasis"><text:span text:style-name="T131"><text:s/><text:tab/></text:span></text:span><text:span text:style-name="T303">Nog niet op Linux?<text:tab/></text:span><text:span text:style-name="T330"></text:span><text:span text:style-name="T309"> </text:span><text:span text:style-name="T310">G</text:span><text:span text:style-name="T304">ebruik </text:span><text:span text:style-name="Strong_20_Emphasis"><text:span text:style-name="T348">Checklist migratie</text:span></text:span><text:span text:style-name="T30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05"> onder </text:span><text:span text:style-name="T315">Linux</text:span><text:span text:style-name="T306">.</text:span></text:p>
      <text:p text:style-name="P58"><text:span text:style-name="Strong_20_Emphasis"><text:span text:style-name="T131"><draw:control text:anchor-type="as-char" draw:z-index="42" draw:name="Vorm2" draw:style-name="gr1" draw:text-style-name="P81" svg:width="0.35cm" svg:height="0.35cm" draw:control="control43"/></text:span></text:span><text:span text:style-name="Strong_20_Emphasis"><text:span text:style-name="T131"><text:s/><text:tab/></text:span></text:span><text:span text:style-name="T311">Nieuwe installatie?<text:tab/></text:span><text:span text:style-name="T331"></text:span><text:span text:style-name="T314"><text:tab/></text:span><text:span text:style-name="T313">B</text:span><text:span text:style-name="T311">egin bij hoofdstuk </text:span><text:span text:style-name="T316"><text:bookmark-ref text:reference-format="page" text:ref-name="__RefNumPara__4009_1271708128">2</text:bookmark-ref></text:span><text:span text:style-name="T311"><text:s text:c="2"/></text:span><text:span text:style-name="T317"><text:bookmark-ref text:reference-format="text" text:ref-name="__RefNumPara__4009_1271708128">Installatie uitvoeren</text:bookmark-ref></text:span><text:span text:style-name="T312">.</text:span></text:p>
      <text:p text:style-name="P5"/>
      <text:list xml:id="list3391961968" text:style-name="L1">
        <text:list-item>
          <text:p text:style-name="P77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100"><text:s/></text:span></text:span><text:span text:style-name="Strong_20_Emphasis"><text:span text:style-name="T132"><draw:control text:anchor-type="as-char" draw:z-index="1" draw:name="Vorm3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6">.</text:span></text:span></text:p>
          </table:table-cell>
        </table:table-row>
        <table:table-row table:style-name="TableLine94394838244416">
          <table:table-cell table:style-name="_31_._5f_Installatie_5f_voorbereiden.A1" office:value-type="string">
            <text:p text:style-name="P30"><text:span text:style-name="Strong_20_Emphasis"><text:span text:style-name="T100"><text:s/></text:span></text:span></text:p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394838244672">
          <table:table-cell table:style-name="_31_._5f_Installatie_5f_voorbereid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2" draw:name="Vorm4" draw:style-name="gr1" draw:text-style-name="P81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70">Terminalvenster</text:span></text:span><text:span text:style-name="Strong_20_Emphasis"><text:span text:style-name="T86"> met toetscombinatie <text:line-break/></text:span></text:span><text:span text:style-name="Strong_20_Emphasis"><text:span text:style-name="T225">Ctrl</text:span></text:span><text:span text:style-name="Strong_20_Emphasis"><text:span text:style-name="T224"> </text:span></text:span><text:span text:style-name="Strong_20_Emphasis"><text:span text:style-name="T225">Alt</text:span></text:span><text:span text:style-name="Strong_20_Emphasis"><text:span text:style-name="T224"> </text:span></text:span><text:span text:style-name="Strong_20_Emphasis"><text:span text:style-name="T225">T</text:span></text:span><text:span text:style-name="Strong_20_Emphasis"><text:span text:style-name="T113">.</text:span></text:span></text:p>
          </table:table-cell>
        </table:table-row>
        <table:table-row table:style-name="TableLine94394838244928">
          <table:table-cell table:style-name="_31_._5f_Installatie_5f_voorbereiden.A1" office:value-type="string">
            <text:p text:style-name="P55"><text:span text:style-name="Strong_20_Emphasis"><text:span text:style-name="T100"><text:s/></text:span></text:span><text:span text:style-name="Strong_20_Emphasis"><text:span text:style-name="T132"><draw:control text:anchor-type="as-char" draw:z-index="51" draw:name="Vorm4_3" draw:style-name="gr1" draw:text-style-name="P81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5">Typ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7">z</text:span></text:span><text:span text:style-name="Strong_20_Emphasis"><text:span text:style-name="T113">e opdrachten, ieder gevolgd door de </text:span></text:span><text:span text:style-name="Strong_20_Emphasis"><text:span text:style-name="T225">Enter</text:span></text:span><text:span text:style-name="Strong_20_Emphasis"><text:span text:style-name="T86">-toets:<text:line-break/></text:span></text:span><text:span text:style-name="User_20_Entry"><text:span text:style-name="T286">wget karelzimmer.nl/</text:span></text:span><text:span text:style-name="User_20_Entry"><text:span text:style-name="T287">kz</text:span></text:span><text:span text:style-name="User_20_Entry"><text:span text:style-name="T286"><text:line-break/>bash </text:span></text:span><text:span text:style-name="User_20_Entry"><text:span text:style-name="T287">kz</text:span></text:span></text:p>
          </table:table-cell>
        </table:table-row>
        <table:table-row table:style-name="TableLine94394838245184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394838245440">
          <table:table-cell table:style-name="_31_._5f_Installatie_5f_voorbereiden.A1" office:value-type="string">
            <text:p text:style-name="P45"><text:span text:style-name="Strong_20_Emphasis"><text:span text:style-name="T100"><text:s/></text:span></text:span><text:span text:style-name="Strong_20_Emphasis"><text:span text:style-name="Strong_20_Emphasis"><text:span text:style-name="T132"><draw:control text:anchor-type="as-char" draw:z-index="3" draw:name="Vorm6" draw:style-name="gr1" draw:text-style-name="P81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74">Bereid de installatie voor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103">druk </text:span></text:span><text:span text:style-name="Strong_20_Emphasis"><text:span text:style-name="T98">op de </text:span></text:span><text:span text:style-name="Strong_20_Emphasis"><text:span text:style-name="T223">Super</text:span></text:span><text:span text:style-name="Strong_20_Emphasis"><text:span text:style-name="T98">-toets</text:span></text:span><text:span text:style-name="Strong_20_Emphasis"><text:span text:style-name="T284"><text:note text:id="ftn2" text:note-class="footnote"><text:note-citation>2</text:note-citation><text:note-body><text:p text:style-name="P67"><text:span text:style-name="T332">D</text:span>e <text:span text:style-name="T451">Super</text:span>-toets <text:span text:style-name="T332">is </text:span>de Windows<text:span text:style-name="T462">-</text:span><text:span text:style-name="T450">toets</text:span>, <text:span text:style-name="T462">C</text:span>ommand-<text:span text:style-name="T450">toets</text:span>, of <text:span text:style-name="T462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61">men</text:span></text:span><text:span text:style-name="Strong_20_Emphasis"><text:span text:style-name="T165">u</text:span></text:span><text:span text:style-name="Strong_20_Emphasis"><text:span text:style-name="T85"> </text:span></text:span><text:span text:style-name="Strong_20_Emphasis"><text:span text:style-name="T94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278"> </text:span></text:span><text:span text:style-name="Strong_20_Emphasis"><text:span text:style-name="T263">Installatiem</text:span></text:span><text:span text:style-name="Strong_20_Emphasis"><text:span text:style-name="T262">enu</text:span></text:span><text:span text:style-name="Strong_20_Emphasis"><text:span text:style-name="T98">.</text:span></text:span></text:p>
          </table:table-cell>
        </table:table-row>
        <table:table-row table:style-name="TableLine94394838245696">
          <table:table-cell table:style-name="_31_._5f_Installatie_5f_voorbereid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4" draw:name="Vorm7" draw:style-name="gr1" draw:text-style-name="P81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83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60">1</text:span></text:span><text:span text:style-name="Strong_20_Emphasis"><text:span text:style-name="T266"> - </text:span></text:span><text:span text:style-name="Strong_20_Emphasis"><text:span text:style-name="T267">In</text:span></text:span><text:span text:style-name="Strong_20_Emphasis"><text:span text:style-name="T272">stallatie voorberei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9">Verder</text:span></text:span><text:span text:style-name="Strong_20_Emphasis"><text:span text:style-name="T99">.</text:span></text:span></text:p>
          </table:table-cell>
        </table:table-row>
        <table:table-row table:style-name="TableLine94394838245952">
          <table:table-cell table:style-name="_31_._5f_Installatie_5f_voorbereid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5" draw:name="Vorm8" draw:style-name="gr1" draw:text-style-name="P81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2">Volg de aanwijzingen op het scherm.</text:span></text:span></text:p>
          </table:table-cell>
        </table:table-row>
        <table:table-row table:style-name="TableLine94394838246208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394838246464">
          <table:table-cell table:style-name="_31_._5f_Installatie_5f_voorbereiden.A1" office:value-type="string">
            <text:p text:style-name="P64"><text:span text:style-name="Strong_20_Emphasis"><text:span text:style-name="T100"><text:s/></text:span></text:span><text:span text:style-name="Strong_20_Emphasis"><text:span text:style-name="T132"><draw:control text:anchor-type="as-char" draw:z-index="55" draw:name="Vorm8_0" draw:style-name="gr1" draw:text-style-name="P81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120">Na aanmelden als </text:span></text:span><text:span text:style-name="Strong_20_Emphasis"><text:span text:style-name="T121">eventuele</text:span></text:span><text:span text:style-name="Strong_20_Emphasis"><text:span text:style-name="T120"> </text:span></text:span><text:span text:style-name="Definition"><text:span text:style-name="T15">2</text:span></text:span><text:span text:style-name="Definition"><text:span text:style-name="T468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0">, zoek en start</text:span></text:span><text:span text:style-name="Strong_20_Emphasis"><text:span text:style-name="T226"> </text:span></text:span><text:span text:style-name="Strong_20_Emphasis"><text:span text:style-name="T173">Ins</text:span></text:span><text:span text:style-name="Strong_20_Emphasis"><text:span text:style-name="T172">tallatiemenu</text:span></text:span><text:span text:style-name="Strong_20_Emphasis"><text:span text:style-name="T133"> </text:span></text:span><text:span text:style-name="Strong_20_Emphasis"><text:span text:style-name="T120">en </text:span></text:span><text:span text:style-name="User_20_Entry"><text:span text:style-name="T181">kies <text:line-break/></text:span></text:span><text:span text:style-name="User_20_Entry"><text:span text:style-name="T183">5</text:span></text:span><text:span text:style-name="User_20_Entry"><text:span text:style-name="T184"> -</text:span></text:span><text:span text:style-name="User_20_Entry"><text:span text:style-name="T185"> </text:span></text:span><text:span text:style-name="User_20_Entry"><text:span text:style-name="T183">Opdrachtenmenu</text:span></text:span><text:span text:style-name="User_20_Entry"><text:span text:style-name="T182"> en daarna </text:span></text:span><text:span text:style-name="User_20_Entry"><text:span text:style-name="T187">11</text:span></text:span><text:span text:style-name="User_20_Entry"><text:span text:style-name="T183"> - Instellijst</text:span></text:span><text:span text:style-name="User_20_Entry"><text:span text:style-name="T186"> </text:span></text:span><text:span text:style-name="User_20_Entry"><text:span text:style-name="T177">maken</text:span></text:span><text:span text:style-name="User_20_Entry"><text:span text:style-name="T181">.</text:span></text:span></text:p>
          </table:table-cell>
        </table:table-row>
      </table:table>
      <text:p text:style-name="P22"/>
      <text:list xml:id="list105555972845217" text:continue-numbering="true" text:style-name="L1">
        <text:list-item>
          <text:p text:style-name="P8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4838136752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6" draw:name="Vorm9" draw:style-name="gr1" draw:text-style-name="P81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3"><text:span text:style-name="T326">Start de computer op vanaf </text:span><text:span text:style-name="T327">een </text:span><text:span text:style-name="T327"><text:reference-ref text:reference-format="text" text:ref-name="Distributie">Ubuntu</text:reference-ref></text:span><text:span text:style-name="T327"><text:s/></text:span><text:span text:style-name="T326"><text:reference-ref text:reference-format="text" text:ref-name="Versie">20.04 LTS</text:reference-ref></text:span><text:span text:style-name="T193"><text:s/></text:span><text:span text:style-name="T193"><text:reference-ref text:reference-format="text" text:ref-name="Editie">desktop</text:reference-ref></text:span><text:span text:style-name="T193"><text:s/>Live</text:span><text:span text:style-name="T193"><text:note text:id="ftn3" text:note-class="footnote"><text:note-citation>1</text:note-citation><text:note-body><text:p text:style-name="P65"><text:span text:style-name="T431">Vanaf ee</text:span>n Live <text:span text:style-name="T445">USB-stick of </text:span><text:span text:style-name="T335">C</text:span><text:span text:style-name="T445">D</text:span><text:span text:style-name="T6"> </text:span>kunt <text:span text:style-name="T431">u opstarten en</text:span> met <text:reference-ref text:reference-format="text" text:ref-name="Distributie">Ubuntu</text:reference-ref><text:s/>werken zonder deze te installeren.</text:p></text:note-body></text:note></text:span><text:span text:style-name="T193"> </text:span><text:span text:style-name="T196">USB-stick</text:span><text:span text:style-name="T196"><text:note text:id="ftn4" text:note-class="footnote"><text:note-citation>2</text:note-citation><text:note-body><text:p text:style-name="P69"><text:span text:style-name="Strong_20_Emphasis"><text:span text:style-name="T207">Download </text:span></text:span><text:span text:style-name="Strong_20_Emphasis"><text:span text:style-name="T201">een </text:span></text:span><text:span text:style-name="Strong_20_Emphasis"><text:span text:style-name="T211">Desktop </text:span></text:span><text:span text:style-name="Strong_20_Emphasis"><text:span text:style-name="T221">CD</text:span></text:span><text:span text:style-name="Strong_20_Emphasis"><text:span text:style-name="T206"> vanaf </text:span></text:span><text:a xlink:type="simple" xlink:href="http://nl.releases.ubuntu.com/" text:style-name="Internet_20_link" text:visited-style-name="Visited_20_Internet_20_Link"><text:span text:style-name="Strong_20_Emphasis"><text:span text:style-name="T439">nl.releases.ubuntu.com</text:span></text:span></text:a><text:span text:style-name="Strong_20_Emphasis"><text:span text:style-name="T206"> </text:span></text:span><text:span text:style-name="Strong_20_Emphasis"><text:span text:style-name="T202">en </text:span></text:span><text:span text:style-name="Strong_20_Emphasis"><text:span text:style-name="T207">plaats </text:span></text:span><text:span text:style-name="Strong_20_Emphasis"><text:span text:style-name="T201">een USB-stick </text:span></text:span><text:span text:style-name="Strong_20_Emphasis"><text:span text:style-name="T222">va</text:span></text:span><text:span text:style-name="Strong_20_Emphasis"><text:span text:style-name="T217">n </text:span></text:span><text:span text:style-name="Strong_20_Emphasis"><text:span text:style-name="T200">min</text:span></text:span><text:span text:style-name="Strong_20_Emphasis"><text:span text:style-name="T218">imaal</text:span></text:span><text:span text:style-name="Strong_20_Emphasis"><text:span text:style-name="T200"> </text:span></text:span><text:span text:style-name="Strong_20_Emphasis"><text:span text:style-name="T208">4</text:span></text:span><text:span text:style-name="Strong_20_Emphasis"><text:span text:style-name="T200"> GB. <text:line-break/></text:span></text:span><text:span text:style-name="Strong_20_Emphasis"><text:span text:style-name="T220">Zoek</text:span></text:span><text:span text:style-name="Strong_20_Emphasis"><text:span text:style-name="T200"> </text:span></text:span><text:span text:style-name="Strong_20_Emphasis"><text:span text:style-name="T228">opst</text:span></text:span><text:span text:style-name="Strong_20_Emphasis"><text:span text:style-name="T200"> en klik op het pictogram van</text:span></text:span><text:span text:style-name="Strong_20_Emphasis"><text:span text:style-name="T203"> </text:span></text:span><text:span text:style-name="Strong_20_Emphasis"><text:span text:style-name="T227">Opstartschijf aanmaken</text:span></text:span><text:span text:style-name="Strong_20_Emphasis"><text:span text:style-name="T210">, </text:span></text:span><text:span text:style-name="Strong_20_Emphasis"><text:span text:style-name="T216">o</text:span></text:span><text:span text:style-name="Strong_20_Emphasis"><text:span text:style-name="T201">f </text:span></text:span><text:span text:style-name="Strong_20_Emphasis"><text:span text:style-name="T204">gebruik </text:span></text:span><text:span text:style-name="Strong_20_Emphasis"><text:span text:style-name="T197">het programma balenaEtche</text:span></text:span><text:span text:style-name="Strong_20_Emphasis"><text:span text:style-name="T205">r</text:span></text:span><text:span text:style-name="Strong_20_Emphasis"><text:span text:style-name="T197"> </text:span></text:span><text:span text:style-name="Strong_20_Emphasis"><text:span text:style-name="T198">(</text:span></text:span><text:a xlink:type="simple" xlink:href="https://www.balena.io/etcher/" text:style-name="Internet_20_link" text:visited-style-name="Visited_20_Internet_20_Link"><text:span text:style-name="Strong_20_Emphasis"><text:span text:style-name="T440">etcher.io</text:span></text:span></text:a><text:span text:style-name="Strong_20_Emphasis"><text:span text:style-name="T198">); </text:span></text:span><text:span text:style-name="Strong_20_Emphasis"><text:span text:style-name="T197">balenaEtche</text:span></text:span><text:span text:style-name="Strong_20_Emphasis"><text:span text:style-name="T205">r</text:span></text:span><text:span text:style-name="Strong_20_Emphasis"><text:span text:style-name="T212"> is</text:span></text:span><text:span text:style-name="Strong_20_Emphasis"><text:span text:style-name="T198"> </text:span></text:span><text:span text:style-name="Strong_20_Emphasis"><text:span text:style-name="T201">beschikbaar voor </text:span></text:span><text:span text:style-name="Strong_20_Emphasis"><text:span text:style-name="T213">Windows, </text:span></text:span><text:span text:style-name="Strong_20_Emphasis"><text:span text:style-name="T214">OS X</text:span></text:span><text:span text:style-name="Strong_20_Emphasis"><text:span text:style-name="T197">, </text:span></text:span><text:span text:style-name="Strong_20_Emphasis"><text:span text:style-name="T198">en </text:span></text:span><text:span text:style-name="Strong_20_Emphasis"><text:span text:style-name="T215">GNU/</text:span></text:span><text:span text:style-name="Strong_20_Emphasis"><text:span text:style-name="T197">Linux</text:span></text:span><text:span text:style-name="Strong_20_Emphasis"><text:span text:style-name="T199">.</text:span></text:span></text:p></text:note-body></text:note></text:span><text:span text:style-name="T196"> of </text:span><text:span text:style-name="T192">C</text:span><text:span text:style-name="T196">D</text:span><text:span text:style-name="T196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3">.</text:span></text:p>
            <text:p text:style-name="P32"><text:span text:style-name="T194">Opstartmenu/</text:span><text:span text:style-name="T195">boot menu</text:span><text:span text:style-name="T194"> </text:span><text:span text:style-name="T193">via </text:span><text:span text:style-name="Definition"><text:span text:style-name="T429">opstartmenu</text:span></text:span><text:span text:style-name="T193">, </text:span><text:span text:style-name="T194">instellingen/</text:span><text:span text:style-name="T195">setup</text:span><text:span text:style-name="T193"> via </text:span><text:span text:style-name="Definition"><text:span text:style-name="T429">instellingen</text:span></text:span><text:span text:style-name="T193">.</text:span></text:p>
          </table:table-cell>
        </table:table-row>
        <table:table-row table:style-name="TableLine94394838178624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7" draw:name="Vorm10" draw:style-name="gr1" draw:text-style-name="P8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26">Kies</text:span></text:span><text:span text:style-name="Strong_20_Emphasis"><text:span text:style-name="T64"> </text:span></text:span><text:span text:style-name="Strong_20_Emphasis"><text:span text:style-name="T127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76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09">Enter</text:span></text:span><text:span text:style-name="Strong_20_Emphasis"><text:span text:style-name="T69">-toets.</text:span></text:span></text:p>
          </table:table-cell>
        </table:table-row>
        <table:table-row table:style-name="TableLine94394838098400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8" draw:name="Vorm11" draw:style-name="gr1" draw:text-style-name="P81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5"><text:span text:style-name="T328">Kies </text:span><text:span text:style-name="T319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9">Enter</text:span></text:span><text:span text:style-name="Strong_20_Emphasis"><text:span text:style-name="T128">-toets</text:span></text:span><text:span text:style-name="T328">.</text:span></text:p>
          </table:table-cell>
        </table:table-row>
        <table:table-row table:style-name="TableLine943948381053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9" draw:name="Vorm12" draw:style-name="gr1" draw:text-style-name="P81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38">Wel</text:span></text:span><text:span text:style-name="Strong_20_Emphasis"><text:span text:style-name="T279">k</text:span></text:span><text:span text:style-name="Strong_20_Emphasis"><text:span text:style-name="T243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56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57">Verder</text:span></text:span><text:span text:style-name="Strong_20_Emphasis"><text:span text:style-name="T19">.</text:span></text:span></text:p>
          </table:table-cell>
        </table:table-row>
        <table:table-row table:style-name="TableLine94394838488144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10" draw:name="Vorm13" draw:style-name="gr1" draw:text-style-name="P81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139">O</text:span></text:span><text:span text:style-name="Strong_20_Emphasis"><text:span text:style-name="T140">p </text:span></text:span><text:span text:style-name="Strong_20_Emphasis"><text:span text:style-name="T141">het </text:span></text:span><text:span text:style-name="Strong_20_Emphasis"><text:span text:style-name="T142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42"> </text:span></text:span><text:span text:style-name="Strong_20_Emphasis"><text:span text:style-name="T143">controleer </text:span></text:span><text:span text:style-name="Strong_20_Emphasis"><text:span text:style-name="T144">de </text:span></text:span><text:span text:style-name="Strong_20_Emphasis"><text:span text:style-name="T155">te gebruiken </text:span></text:span><text:span text:style-name="Strong_20_Emphasis"><text:span text:style-name="T143">toetsenbordindeling </text:span></text:span><text:span text:style-name="Strong_20_Emphasis"><text:span text:style-name="T145">en </text:span></text:span><text:span text:style-name="Strong_20_Emphasis"><text:span text:style-name="T139">klik </text:span></text:span><text:span text:style-name="Strong_20_Emphasis"><text:span text:style-name="T142">op </text:span></text:span><text:span text:style-name="Strong_20_Emphasis"><text:span text:style-name="T178">Verder</text:span></text:span><text:span text:style-name="Strong_20_Emphasis"><text:span text:style-name="T142">.</text:span></text:span></text:p>
          </table:table-cell>
        </table:table-row>
        <table:table-row table:style-name="TableLine94394838463664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11" draw:name="Vorm14" draw:style-name="gr1" draw:text-style-name="P81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35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57">Verder</text:span></text:span><text:span text:style-name="Strong_20_Emphasis"><text:span text:style-name="T19">.</text:span></text:span></text:p>
          </table:table-cell>
        </table:table-row>
        <table:table-row table:style-name="TableLine94394838464256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12" draw:name="Vorm15" draw:style-name="gr1" draw:text-style-name="P81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39">Bijgewerkte pakketten en andere programmatuur</text:span></text:span><text:span text:style-name="Strong_20_Emphasis"><text:span text:style-name="T233"> </text:span></text:span><text:span text:style-name="T19">klik op </text:span><text:span text:style-name="Strong_20_Emphasis"><text:span text:style-name="T156">Verder</text:span></text:span><text:span text:style-name="Strong_20_Emphasis"><text:span text:style-name="T19">.</text:span></text:span></text:p>
          </table:table-cell>
        </table:table-row>
        <table:table-row table:style-name="TableLine94394838464848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13" draw:name="Vorm16" draw:style-name="gr1" draw:text-style-name="P81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4">Installatietype</text:span></text:span><text:span text:style-name="Strong_20_Emphasis"><text:span text:style-name="T136"> </text:span></text:span><text:span text:style-name="Strong_20_Emphasis"><text:span text:style-name="T147">selecteer</text:span></text:span><text:span text:style-name="Strong_20_Emphasis"><text:span text:style-name="T137"> </text:span></text:span><text:span text:style-name="Strong_20_Emphasis"><text:span text:style-name="T350">het gewenste </text:span></text:span><text:span text:style-name="Strong_20_Emphasis"><text:span text:style-name="T371">Installatie type</text:span></text:span><text:span text:style-name="Strong_20_Emphasis"><text:span text:style-name="T350">.</text:span></text:span></text:p>
            <text:p text:style-name="P33"><text:span text:style-name="Emphasis"><text:span text:style-name="T385">Aa</text:span></text:span><text:span text:style-name="Emphasis"><text:span text:style-name="T386">nbevolen</text:span></text:span><text:span text:style-name="Strong_20_Emphasis"><text:span text:style-name="T362"> wordt om </text:span></text:span><text:span text:style-name="Strong_20_Emphasis"><text:span text:style-name="T366">te klikken op </text:span></text:span><text:span text:style-name="Strong_20_Emphasis"><text:span text:style-name="T384">Geavanceerde functies</text:span></text:span><text:span text:style-name="Strong_20_Emphasis"><text:span text:style-name="T366">, en</text:span></text:span><text:span text:style-name="Strong_20_Emphasis"><text:span text:style-name="T362"> </text:span></text:span><text:span text:style-name="Strong_20_Emphasis"><text:span text:style-name="T366">selecteer <text:line-break/></text:span></text:span><text:span text:style-name="Strong_20_Emphasis"><text:span text:style-name="T382">LVM gebruiken bij de nieuwe installatie van Ubuntu</text:span></text:span><text:span text:style-name="Strong_20_Emphasis"><text:span text:style-name="T362">, </text:span></text:span><text:span text:style-name="Strong_20_Emphasis"><text:span text:style-name="T366">en vink aan <text:line-break/></text:span></text:span><text:span text:style-name="Strong_20_Emphasis"><text:span text:style-name="T382">De nieuwe installatie van Ubuntu versleutelen voor de </text:span></text:span><text:span text:style-name="Strong_20_Emphasis"><text:span text:style-name="T383">veiligheid</text:span></text:span><text:span text:style-name="Strong_20_Emphasis"><text:span text:style-name="T363">.</text:span></text:span></text:p>
            <text:p text:style-name="P34"><text:span text:style-name="Strong_20_Emphasis"><text:span text:style-name="T365">K</text:span></text:span><text:span text:style-name="Strong_20_Emphasis"><text:span text:style-name="T22">lik op </text:span></text:span><text:span text:style-name="Strong_20_Emphasis"><text:span text:style-name="T247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79">I</text:span></text:span><text:span text:style-name="Strong_20_Emphasis"><text:span text:style-name="T180">nstalle</text:span></text:span><text:span text:style-name="Strong_20_Emphasis"><text:span text:style-name="T179">e</text:span></text:span><text:span text:style-name="Strong_20_Emphasis"><text:span text:style-name="T180">r </text:span></text:span><text:span text:style-name="Strong_20_Emphasis"><text:span text:style-name="T179">nu</text:span></text:span><text:span text:style-name="Strong_20_Emphasis"><text:span text:style-name="T22">.</text:span></text:span></text:p>
          </table:table-cell>
        </table:table-row>
        <table:table-row table:style-name="TableLine94394838465440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14" draw:name="Vorm17" draw:style-name="gr1" draw:text-style-name="P81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51">k</text:span></text:span><text:span text:style-name="Strong_20_Emphasis"><text:span text:style-name="T350">lik op </text:span></text:span><text:span text:style-name="Strong_20_Emphasis"><text:span text:style-name="T371">I</text:span></text:span><text:span text:style-name="Strong_20_Emphasis"><text:span text:style-name="T372">nstalle</text:span></text:span><text:span text:style-name="Strong_20_Emphasis"><text:span text:style-name="T371">e</text:span></text:span><text:span text:style-name="Strong_20_Emphasis"><text:span text:style-name="T372">r </text:span></text:span><text:span text:style-name="Strong_20_Emphasis"><text:span text:style-name="T371">nu</text:span></text:span><text:span text:style-name="Strong_20_Emphasis"><text:span text:style-name="T350">.</text:span></text:span></text:p>
          </table:table-cell>
        </table:table-row>
        <table:table-row table:style-name="TableLine94394838504944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15" draw:name="Vorm18" draw:style-name="gr1" draw:text-style-name="P81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4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58">Verder</text:span></text:span><text:span text:style-name="Strong_20_Emphasis"><text:span text:style-name="T22">.</text:span></text:span></text:p>
          </table:table-cell>
        </table:table-row>
        <table:table-row table:style-name="TableLine94394838505200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16" draw:name="Vorm19" draw:style-name="gr1" draw:text-style-name="P81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58">O</text:span></text:span><text:span text:style-name="Strong_20_Emphasis"><text:span text:style-name="T353">p </text:span></text:span><text:span text:style-name="Strong_20_Emphasis"><text:span text:style-name="T354">het </text:span></text:span><text:span text:style-name="Strong_20_Emphasis"><text:span text:style-name="T355">scherm </text:span></text:span><text:span text:style-name="Strong_20_Emphasis"><text:span text:style-name="T380">Waar bevindt u zich?</text:span></text:span><text:span text:style-name="Strong_20_Emphasis"><text:span text:style-name="T355"> </text:span></text:span><text:span text:style-name="Strong_20_Emphasis"><text:span text:style-name="T360">controleer </text:span></text:span><text:span text:style-name="Strong_20_Emphasis"><text:span text:style-name="T361">de </text:span></text:span><text:span text:style-name="Strong_20_Emphasis"><text:span text:style-name="T360">locatie en </text:span></text:span><text:span text:style-name="Strong_20_Emphasis"><text:span text:style-name="T358">klik </text:span></text:span><text:span text:style-name="Strong_20_Emphasis"><text:span text:style-name="T355">op </text:span></text:span><text:span text:style-name="Strong_20_Emphasis"><text:span text:style-name="T373">Verder</text:span></text:span><text:span text:style-name="Strong_20_Emphasis"><text:span text:style-name="T355">.</text:span></text:span></text:p>
          </table:table-cell>
        </table:table-row>
        <table:table-row table:style-name="TableLine94394838505456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17" draw:name="Vorm20" draw:style-name="gr1" draw:text-style-name="P81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0"><text:span text:style-name="T378">Op </text:span><text:span text:style-name="T375">het </text:span><text:span text:style-name="T373">scherm </text:span><text:span text:style-name="Strong_20_Emphasis"><text:span text:style-name="T380">Wie bent u?</text:span></text:span><text:span text:style-name="T373"> </text:span><text:span text:style-name="T378">vul </text:span><text:span text:style-name="T376">in </text:span><text:span text:style-name="Strong_20_Emphasis"><text:span text:style-name="T379">Uw n</text:span></text:span><text:span text:style-name="Strong_20_Emphasis"><text:span text:style-name="T374">aam</text:span></text:span><text:span text:style-name="Strong_20_Emphasis"><text:span text:style-name="T352"> </text:span></text:span><text:span text:style-name="Definition"><text:span text:style-name="T430">gebruiker</text:span></text:span><text:span text:style-name="Strong_20_Emphasis"><text:span text:style-name="T356">, <text:line-break/></text:span></text:span><text:span text:style-name="Strong_20_Emphasis"><text:span text:style-name="T374">Naam </text:span></text:span><text:span text:style-name="Strong_20_Emphasis"><text:span text:style-name="T379">van uw </text:span></text:span><text:span text:style-name="Strong_20_Emphasis"><text:span text:style-name="T377">computer</text:span></text:span><text:span text:style-name="Definition"><text:span text:style-name="T4"> </text:span></text:span><text:span text:style-name="Definition"><text:span text:style-name="T430">computernaam</text:span></text:span><text:span text:style-name="Strong_20_Emphasis"><text:span text:style-name="T352">,<text:line-break/></text:span></text:span><text:span text:style-name="Strong_20_Emphasis"><text:span text:style-name="T379">Kies een g</text:span></text:span><text:span text:style-name="Strong_20_Emphasis"><text:span text:style-name="T377">ebruikersnaam</text:span></text:span><text:span text:style-name="Strong_20_Emphasis"><text:span text:style-name="T352"> </text:span></text:span><text:span text:style-name="Definition"><text:span text:style-name="T430">gebruikersnaam</text:span></text:span><text:span text:style-name="Strong_20_Emphasis"><text:span text:style-name="T352">,<text:line-break/></text:span></text:span><text:span text:style-name="Strong_20_Emphasis"><text:span text:style-name="T364">g</text:span></text:span><text:span text:style-name="Strong_20_Emphasis"><text:span text:style-name="T349">eef tweemaal een </text:span></text:span><text:span text:style-name="Strong_20_Emphasis"><text:span text:style-name="T370">wachtwoord</text:span></text:span><text:span text:style-name="Strong_20_Emphasis"><text:span text:style-name="T349">,</text:span></text:span><text:span text:style-name="Strong_20_Emphasis"><text:span text:style-name="T368"> </text:span></text:span><text:span text:style-name="Strong_20_Emphasis"><text:span text:style-name="T369">en</text:span></text:span><text:span text:style-name="Strong_20_Emphasis"><text:span text:style-name="T368"> </text:span></text:span><text:span text:style-name="Strong_20_Emphasis"><text:span text:style-name="T367">k</text:span></text:span><text:span text:style-name="Strong_20_Emphasis"><text:span text:style-name="T349">lik op </text:span></text:span><text:span text:style-name="Strong_20_Emphasis"><text:span text:style-name="T370">Verder</text:span></text:span><text:span text:style-name="Strong_20_Emphasis"><text:span text:style-name="T349">.</text:span></text:span></text:p>
          </table:table-cell>
        </table:table-row>
        <table:table-row table:style-name="TableLine9439483850571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0"/>
          </table:table-cell>
        </table:table-row>
        <table:table-row table:style-name="TableLine94394838505968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18" draw:name="Vorm21" draw:style-name="gr1" draw:text-style-name="P8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59">O</text:span></text:span><text:span text:style-name="Strong_20_Emphasis"><text:span text:style-name="T357">p het scherm </text:span></text:span><text:span text:style-name="Strong_20_Emphasis"><text:span text:style-name="T381">Installatie voltooid</text:span></text:span><text:span text:style-name="Strong_20_Emphasis"><text:span text:style-name="T357"> </text:span></text:span><text:span text:style-name="Strong_20_Emphasis"><text:span text:style-name="T359">klik </text:span></text:span><text:span text:style-name="Strong_20_Emphasis"><text:span text:style-name="T349">op </text:span></text:span><text:span text:style-name="Strong_20_Emphasis"><text:span text:style-name="T370">Nu herstarten</text:span></text:span><text:span text:style-name="Strong_20_Emphasis"><text:span text:style-name="T349">.</text:span></text:span></text:p>
          </table:table-cell>
        </table:table-row>
        <table:table-row table:style-name="TableLine9439483850622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0"/>
          </table:table-cell>
        </table:table-row>
        <table:table-row table:style-name="TableLine94394838506480">
          <table:table-cell table:style-name="_32_._5f_Installatie_5f_uitvoer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19" draw:name="Vorm22" draw:style-name="gr1" draw:text-style-name="P81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49">Verwijder </text:span></text:span><text:span text:style-name="Strong_20_Emphasis"><text:span text:style-name="T150">het </text:span></text:span><text:span text:style-name="Strong_20_Emphasis"><text:span text:style-name="T149">installatiemedium (</text:span></text:span><text:span text:style-name="Strong_20_Emphasis"><text:span text:style-name="T151">USB-stick of </text:span></text:span><text:span text:style-name="Strong_20_Emphasis"><text:span text:style-name="T130">C</text:span></text:span><text:span text:style-name="Strong_20_Emphasis"><text:span text:style-name="T151">D</text:span></text:span><text:span text:style-name="Strong_20_Emphasis"><text:span text:style-name="T285"><text:note-ref text:note-class="footnote" text:reference-format="text" text:ref-name="ftn5">3</text:note-ref></text:span></text:span><text:span text:style-name="Strong_20_Emphasis"><text:span text:style-name="T149">) </text:span></text:span><text:span text:style-name="Strong_20_Emphasis"><text:span text:style-name="T152">en</text:span></text:span><text:span text:style-name="Strong_20_Emphasis"><text:span text:style-name="T149"> </text:span></text:span><text:span text:style-name="Strong_20_Emphasis"><text:span text:style-name="T135">druk </text:span></text:span><text:span text:style-name="Strong_20_Emphasis"><text:span text:style-name="T153">op</text:span></text:span><text:span text:style-name="Strong_20_Emphasis"><text:span text:style-name="T135"> </text:span></text:span><text:span text:style-name="Strong_20_Emphasis"><text:span text:style-name="T128">de </text:span></text:span><text:span text:style-name="Strong_20_Emphasis"><text:span text:style-name="T219">Enter</text:span></text:span><text:span text:style-name="Strong_20_Emphasis"><text:span text:style-name="T128">-toets</text:span></text:span><text:span text:style-name="Strong_20_Emphasis"><text:span text:style-name="T154">.</text:span></text:span></text:p>
          </table:table-cell>
        </table:table-row>
      </table:table>
      <text:p text:style-name="P31"><text:span text:style-name="Strong_20_Emphasis"><text:span text:style-name="T135"/></text:span></text:p>
      <text:list xml:id="list105555888305823" text:continue-numbering="true" text:style-name="L1">
        <text:list-item>
          <text:p text:style-name="P74"><text:span text:style-name="Strong_20_Emphasis"><text:span text:style-name="T248">Installatie </text:span></text:span><text:span text:style-name="Strong_20_Emphasis"><text:span text:style-name="T249">afronden</text:span></text:span></text:p>
        </text:list-item>
      </text:list>
      <text:p text:style-name="P35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4838453264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20" draw:name="Vorm23" draw:style-name="gr1" draw:text-style-name="P81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40">De nieuwe installatie van Ubuntu versleutelen voor de </text:span></text:span><text:span text:style-name="Strong_20_Emphasis"><text:span text:style-name="T245">veiligheid</text:span></text:span><text:span text:style-name="Strong_20_Emphasis"><text:span text:style-name="T26"> </text:span></text:span><text:span text:style-name="Strong_20_Emphasis"><text:span text:style-name="T277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09">Enter</text:span></text:span><text:span text:style-name="Strong_20_Emphasis"><text:span text:style-name="T69">-toets.</text:span></text:span></text:p>
          </table:table-cell>
        </table:table-row>
        <table:table-row table:style-name="TableLine943948384585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94838457696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21" draw:name="Vorm24" draw:style-name="gr1" draw:text-style-name="P81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3948384794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><text:span text:style-name="Strong_20_Emphasis"><text:span text:style-name="T146"/></text:span></text:p>
          </table:table-cell>
        </table:table-row>
        <table:table-row table:style-name="TableLine94394838742608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22" draw:name="Vorm25" draw:style-name="gr1" draw:text-style-name="P81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46"> </text:span></text:span><text:span text:style-name="Strong_20_Emphasis"><text:span text:style-name="T241">Volgende</text:span></text:span><text:span text:style-name="Strong_20_Emphasis"><text:span text:style-name="T146">.</text:span></text:span></text:p>
          </table:table-cell>
        </table:table-row>
        <table:table-row table:style-name="TableLine94394838742864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23" draw:name="Vorm26" draw:style-name="gr1" draw:text-style-name="P81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42">Klaar om te beginnen </text:span></text:span><text:span text:style-name="Strong_20_Emphasis"><text:span text:style-name="T146">klik op </text:span></text:span><text:span text:style-name="Strong_20_Emphasis"><text:span text:style-name="T241">Vol</text:span></text:span><text:span text:style-name="Strong_20_Emphasis"><text:span text:style-name="T246">tooid</text:span></text:span><text:span text:style-name="Strong_20_Emphasis"><text:span text:style-name="T146">.</text:span></text:span></text:p>
          </table:table-cell>
        </table:table-row>
        <table:table-row table:style-name="TableLine943948387431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394838743376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24" draw:name="Vorm27" draw:style-name="gr1" draw:text-style-name="P81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4">gebruikers </text:span></text:span><text:span text:style-name="Strong_20_Emphasis"><text:span text:style-name="T138">toe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85">druk op de </text:span></text:span><text:span text:style-name="Strong_20_Emphasis"><text:span text:style-name="T223">Super</text:span></text:span><text:span text:style-name="Strong_20_Emphasis"><text:span text:style-name="T85">-toets</text:span></text:span><text:span text:style-name="Strong_20_Emphasis"><text:span text:style-name="T85"><text:note text:id="ftn6" text:note-class="footnote"><text:note-citation>1</text:note-citation><text:note-body><text:p text:style-name="P68"><text:span text:style-name="T332">De </text:span><text:span text:style-name="T345">Super</text:span><text:span text:style-name="T332">-toets is de Windows</text:span><text:span text:style-name="T333">-</text:span><text:span text:style-name="T334">toets</text:span><text:span text:style-name="T332">, </text:span><text:span text:style-name="T333">C</text:span><text:span text:style-name="T332">ommand-</text:span><text:span text:style-name="T334">toets</text:span><text:span text:style-name="T332">, of </text:span><text:span text:style-name="T333">V</text:span><text:span text:style-name="T332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7">geb</text:span></text:span><text:span text:style-name="Strong_20_Emphasis"><text:span text:style-name="T168">r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</text:span></text:span><text:span text:style-name="Strong_20_Emphasis"><text:span text:style-name="T97">bij </text:span></text:span><text:span text:style-name="Strong_20_Emphasis"><text:span text:style-name="T275">Instellingen </text:span></text:span><text:span text:style-name="Strong_20_Emphasis"><text:span text:style-name="T112">rechts o</text:span></text:span><text:span text:style-name="Strong_20_Emphasis"><text:span text:style-name="T86">p </text:span></text:span><text:span text:style-name="Strong_20_Emphasis"><text:span text:style-name="T276">Gebruikers</text:span></text:span><text:span text:style-name="Strong_20_Emphasis"><text:span text:style-name="T110">.</text:span></text:span></text:p>
          </table:table-cell>
        </table:table-row>
        <table:table-row table:style-name="TableLine94394838743632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25" draw:name="Vorm28" draw:style-name="gr1" draw:text-style-name="P81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25">Klik links</text:span></text:span><text:span text:style-name="Strong_20_Emphasis"><text:span text:style-name="T148"> </text:span></text:span><text:span text:style-name="Strong_20_Emphasis"><text:span text:style-name="T123">op </text:span></text:span><text:span text:style-name="Strong_20_Emphasis"><text:span text:style-name="T174">Ontgrendelen</text:span></text:span><text:span text:style-name="Strong_20_Emphasis"><text:span text:style-name="T123"> </text:span></text:span><text:span text:style-name="Strong_20_Emphasis"><text:span text:style-name="T122">en daarna op </text:span></text:span><text:span text:style-name="Strong_20_Emphasis"><text:span text:style-name="T268">Gebruik</text:span></text:span><text:span text:style-name="Strong_20_Emphasis"><text:span text:style-name="T269">er</text:span></text:span><text:span text:style-name="Strong_20_Emphasis"><text:span text:style-name="T268"> toevoegen</text:span></text:span><text:span text:style-name="Strong_20_Emphasis"><text:span text:style-name="T122">.</text:span></text:span></text:p>
          </table:table-cell>
        </table:table-row>
        <table:table-row table:style-name="TableLine943948387438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394838744480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26" draw:name="Vorm29" draw:style-name="gr1" draw:text-style-name="P81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4">een </text:span></text:span><text:span text:style-name="Strong_20_Emphasis"><text:span text:style-name="T104">druk</text:span></text:span><text:span text:style-name="Strong_20_Emphasis"><text:span text:style-name="T74"> op</text:span></text:span><text:span text:style-name="Strong_20_Emphasis"><text:span text:style-name="T88"> de </text:span></text:span><text:span text:style-name="Strong_20_Emphasis"><text:span text:style-name="T223">Super</text:span></text:span><text:span text:style-name="Strong_20_Emphasis"><text:span text:style-name="T88">-toets</text:span></text:span><text:span text:style-name="Strong_20_Emphasis"><text:span text:style-name="T284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9">upd</text:span></text:span><text:span text:style-name="Strong_20_Emphasis"><text:span text:style-name="T171">a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59">Updatebeheer</text:span></text:span><text:span text:style-name="Strong_20_Emphasis"><text:span text:style-name="T88">.</text:span></text:span></text:p>
          </table:table-cell>
        </table:table-row>
        <table:table-row table:style-name="TableLine94394838745072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27" draw:name="Vorm30" draw:style-name="gr1" draw:text-style-name="P81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9"><text:span text:style-name="T325">Als</text:span><text:span text:style-name="T321"> </text:span><text:span text:style-name="T322">er </text:span><text:span text:style-name="T321">updates beschikbaar zijn, k</text:span><text:span text:style-name="T323">lik op </text:span><text:span text:style-name="Strong_20_Emphasis"><text:span text:style-name="T329">Nu installeren</text:span></text:span><text:span text:style-name="T323">.</text:span></text:p>
          </table:table-cell>
        </table:table-row>
        <table:table-row table:style-name="TableLine94394838745664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28" draw:name="Vorm31" draw:style-name="gr1" draw:text-style-name="P81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9"><text:span text:style-name="T324">A</text:span>ls <text:span text:style-name="Strong_20_Emphasis"><text:span text:style-name="T320">Updatebeheer </text:span></text:span>hierom vraagt, <text:span text:style-name="T441">h</text:span>erstart <text:span text:style-name="T442">de</text:span> computer <text:span text:style-name="T443">en daarna weer aanmelden als </text:span><text:span text:style-name="Definition"><text:span text:style-name="T8">gebruiker</text:span></text:span>.</text:p>
          </table:table-cell>
        </table:table-row>
        <table:table-row table:style-name="TableLine943948387462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394838746848">
          <table:table-cell table:style-name="_33_._5f_Installatie_5f_afronden.A1" office:value-type="string">
            <text:p text:style-name="P45"><text:span text:style-name="Strong_20_Emphasis"><text:span text:style-name="T100"><text:s/></text:span></text:span><text:span text:style-name="Strong_20_Emphasis"><text:span text:style-name="T132"><draw:control text:anchor-type="as-char" draw:z-index="50" draw:name="Vorm4_1" draw:style-name="gr1" draw:text-style-name="P81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70">Terminalvenster</text:span></text:span><text:span text:style-name="Strong_20_Emphasis"><text:span text:style-name="T86"> met toetscombinatie <text:line-break/></text:span></text:span><text:span text:style-name="Strong_20_Emphasis"><text:span text:style-name="T225">Ctrl</text:span></text:span><text:span text:style-name="Strong_20_Emphasis"><text:span text:style-name="T224"> </text:span></text:span><text:span text:style-name="Strong_20_Emphasis"><text:span text:style-name="T225">Alt</text:span></text:span><text:span text:style-name="Strong_20_Emphasis"><text:span text:style-name="T224"> </text:span></text:span><text:span text:style-name="Strong_20_Emphasis"><text:span text:style-name="T225">T</text:span></text:span><text:span text:style-name="Strong_20_Emphasis"><text:span text:style-name="T113">. </text:span></text:span></text:p>
          </table:table-cell>
        </table:table-row>
        <table:table-row table:style-name="TableLine94394838747440">
          <table:table-cell table:style-name="_33_._5f_Installatie_5f_afronden.A1" office:value-type="string">
            <text:p text:style-name="P55"><text:span text:style-name="Strong_20_Emphasis"><text:span text:style-name="T100"><text:s/></text:span></text:span><text:span text:style-name="Strong_20_Emphasis"><text:span text:style-name="T132"><draw:control text:anchor-type="as-char" draw:z-index="52" draw:name="Vorm4_0" draw:style-name="gr1" draw:text-style-name="P81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59"><text:span text:style-name="T463">Typ</text:span>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8">z</text:span></text:span><text:span text:style-name="Strong_20_Emphasis"><text:span text:style-name="T113">e opdrachten, ieder gevolgd door de </text:span></text:span><text:span text:style-name="Strong_20_Emphasis"><text:span text:style-name="T225">Enter</text:span></text:span><text:span text:style-name="Strong_20_Emphasis"><text:span text:style-name="T86">-toets:<text:line-break/></text:span></text:span><text:span text:style-name="User_20_Entry"><text:span text:style-name="T286">wget karelzimmer.nl/</text:span></text:span><text:span text:style-name="User_20_Entry"><text:span text:style-name="T287">kz</text:span></text:span><text:span text:style-name="User_20_Entry"><text:span text:style-name="T286"><text:line-break/>bash </text:span></text:span><text:span text:style-name="User_20_Entry"><text:span text:style-name="T287">kz</text:span></text:span></text:p>
          </table:table-cell>
        </table:table-row>
        <table:table-row table:style-name="TableLine94394838748032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394838748624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29" draw:name="Vorm37" draw:style-name="gr1" draw:text-style-name="P81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93">Rond de</text:span></text:span><text:span text:style-name="Strong_20_Emphasis"><text:span text:style-name="T91"> installatie </text:span></text:span><text:span text:style-name="Strong_20_Emphasis"><text:span text:style-name="T93">af </text:span></text:span><text:span text:style-name="Strong_20_Emphasis"><text:span text:style-name="T86">via </text:span></text:span><text:span text:style-name="Strong_20_Emphasis"><text:span text:style-name="T102">een</text:span></text:span><text:span text:style-name="Strong_20_Emphasis"><text:span text:style-name="T101"> druk</text:span></text:span><text:span text:style-name="Strong_20_Emphasis"><text:span text:style-name="T102"> op</text:span></text:span><text:span text:style-name="Strong_20_Emphasis"><text:span text:style-name="T88"> de </text:span></text:span><text:span text:style-name="Strong_20_Emphasis"><text:span text:style-name="T223">Super</text:span></text:span><text:span text:style-name="Strong_20_Emphasis"><text:span text:style-name="T88">-toets</text:span></text:span><text:span text:style-name="Strong_20_Emphasis"><text:span text:style-name="T284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0">men</text:span></text:span><text:span text:style-name="Strong_20_Emphasis"><text:span text:style-name="T165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3">Installatiem</text:span></text:span><text:span text:style-name="Strong_20_Emphasis"><text:span text:style-name="T262">enu</text:span></text:span><text:span text:style-name="Strong_20_Emphasis"><text:span text:style-name="T85">.</text:span></text:span></text:p>
          </table:table-cell>
        </table:table-row>
        <table:table-row table:style-name="TableLine94394838749216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30" draw:name="Vorm38" draw:style-name="gr1" draw:text-style-name="P81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61">3 -</text:span></text:span><text:span text:style-name="Strong_20_Emphasis"><text:span text:style-name="T232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9">Verder</text:span></text:span><text:span text:style-name="Strong_20_Emphasis"><text:span text:style-name="T99">.</text:span></text:span></text:p>
          </table:table-cell>
        </table:table-row>
        <table:table-row table:style-name="TableLine94394838749808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2"><draw:control text:anchor-type="as-char" draw:z-index="31" draw:name="Vorm39" draw:style-name="gr1" draw:text-style-name="P81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72">Volg de aanwijzingen op het scherm.</text:span></text:span></text:p>
          </table:table-cell>
        </table:table-row>
        <table:table-row table:style-name="TableLine94394838750400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94838750992">
          <table:table-cell table:style-name="_33_._5f_Installatie_5f_afron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3" draw:name="Vorm39_0" draw:style-name="gr1" draw:text-style-name="P81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2"><text:span text:style-name="T466">De installatie kan nagelopen worden aan de hand van </text:span><text:span text:style-name="T471">een </text:span><text:span text:style-name="T466">bestand</text:span><text:span text:style-name="T466"><text:note text:id="ftn7" text:note-class="footnote"><text:note-citation>2</text:note-citation><text:note-body><text:p text:style-name="P71"><text:span text:style-name="T436">In map </text:span><text:span text:style-name="T433">/usr/local/etc </text:span><text:span text:style-name="T436">bevat </text:span><text:span text:style-name="T344">b</text:span><text:span text:style-name="T433">estand kz_install</text:span><text:span text:style-name="T343">_</text:span><text:span text:style-name="T342">applist</text:span><text:span text:style-name="T433"> </text:span><text:span text:style-name="T434">eerder geïnstalleerde apps</text:span><text:span text:style-name="T435">.</text:span></text:p></text:note-body></text:note></text:span><text:span text:style-name="T466"> aangemaakt in hoofdstuk 1 met keuze 1 - Installatie voorbereiden.</text:span></text:p>
          </table:table-cell>
        </table:table-row>
      </table:table>
      <text:p text:style-name="P35"><text:span text:style-name="Strong_20_Emphasis"><text:span text:style-name="T21"><text:tab/></text:span></text:span></text:p>
      <text:p text:style-name="P36"><text:span text:style-name="Strong_20_Emphasis"><text:span text:style-name="T99"/></text:span></text:p>
      <text:p text:style-name="P37"><text:span text:style-name="Strong_20_Emphasis"><text:span text:style-name="T72"/></text:span></text:p>
      <text:list xml:id="list105555068933448" text:continue-numbering="true" text:style-name="L1">
        <text:list-item>
          <text:p text:style-name="P75"><text:span text:style-name="Strong_20_Emphasis">Gebruiker inrichten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/>
        <table:table-row table:style-name="TableLine94394838688656">
          <table:table-cell table:style-name="Tabel2.A1" office:value-type="string">
            <text:p text:style-name="P47"><text:span text:style-name="Strong_20_Emphasis"><text:span text:style-name="T100"><text:s/></text:span></text:span><text:span text:style-name="Strong_20_Emphasis"><text:span text:style-name="T132"><draw:control text:anchor-type="as-char" draw:z-index="32" draw:name="Vorm40" draw:style-name="gr1" draw:text-style-name="P81" svg:width="0.35cm" svg:height="0.35cm" draw:control="control33"/></text:span></text:span></text:p>
          </table:table-cell>
          <table:table-cell table:style-name="Tabel2.A1" office:value-type="string">
            <text:p text:style-name="P17"><text:span text:style-name="Strong_20_Emphasis"><text:span text:style-name="T92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8" text:note-class="footnote"><text:note-citation>1</text:note-citation><text:note-body><text:p text:style-name="P70"><text:span text:style-name="T437">Na aanmelden als </text:span><text:span text:style-name="Definition"><text:span text:style-name="T448">2</text:span></text:span><text:span text:style-name="Definition"><text:span text:style-name="T469">e</text:span></text:span><text:span text:style-name="Definition"><text:span text:style-name="T448"> </text:span></text:span><text:span text:style-name="Definition"><text:span text:style-name="T449">gebruiker</text:span></text:span><text:span text:style-name="T437">, zoek en start</text:span><text:span text:style-name="T447"> </text:span><text:span text:style-name="T446">In</text:span><text:span text:style-name="T438">stallatiemenu</text:span><text:span text:style-name="Strong_20_Emphasis"><text:span text:style-name="T278"> </text:span></text:span><text:span text:style-name="T437">en </text:span><text:span text:style-name="User_20_Entry"><text:span text:style-name="T229">kies </text:span></text:span><text:span text:style-name="User_20_Entry"><text:span text:style-name="T231">4 -</text:span></text:span><text:span text:style-name="User_20_Entry"><text:span text:style-name="T229"> </text:span></text:span><text:span text:style-name="User_20_Entry"><text:span text:style-name="T230">Gebruiker inrichten</text:span></text:span><text:span text:style-name="User_20_Entry"><text:span text:style-name="T229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6">via </text:span></text:span><text:span text:style-name="Strong_20_Emphasis"><text:span text:style-name="T95">het </text:span></text:span><text:span text:style-name="Strong_20_Emphasis"><text:span text:style-name="T163">Installatiemenu</text:span></text:span><text:span text:style-name="Strong_20_Emphasis"><text:span text:style-name="T278"> </text:span></text:span><text:span text:style-name="Strong_20_Emphasis"><text:span text:style-name="T96">en </text:span></text:span><text:span text:style-name="Strong_20_Emphasis"><text:span text:style-name="T84">keuze</text:span></text:span><text:span text:style-name="Strong_20_Emphasis"><text:span text:style-name="T81"> </text:span></text:span><text:span text:style-name="Strong_20_Emphasis"><text:span text:style-name="T261">4 -</text:span></text:span><text:span text:style-name="Strong_20_Emphasis"><text:span text:style-name="T232"> </text:span></text:span><text:span text:style-name="T273">Gebruiker inrichten</text:span><text:span text:style-name="Strong_20_Emphasis"><text:span text:style-name="T75">.</text:span></text:span></text:p>
          </table:table-cell>
        </table:table-row>
        <table:table-row table:style-name="TableLine94394838732912">
          <table:table-cell table:style-name="Tabel2.A1" office:value-type="string">
            <text:p text:style-name="P47"><text:span text:style-name="Strong_20_Emphasis"><text:span text:style-name="T100"><text:s/></text:span></text:span><text:span text:style-name="Strong_20_Emphasis"><text:span text:style-name="T132"><draw:control text:anchor-type="as-char" draw:z-index="33" draw:name="Vorm41" draw:style-name="gr1" draw:text-style-name="P81" svg:width="0.35cm" svg:height="0.35cm" draw:control="control34"/></text:span></text:span></text:p>
          </table:table-cell>
          <table:table-cell table:style-name="Tabel2.A1" office:value-type="string">
            <text:p text:style-name="P44"><text:span text:style-name="Strong_20_Emphasis"><text:span text:style-name="T432">Volg de aanwijzingen op het scherm.</text:span></text:span></text:p>
          </table:table-cell>
        </table:table-row>
        <table:table-row table:style-name="TableLine94394838672992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4"/>
          </table:table-cell>
        </table:table-row>
        <table:table-row table:style-name="TableLine94394838698240">
          <table:table-cell table:style-name="Tabel2.A1" office:value-type="string">
            <text:p text:style-name="P61"><text:span text:style-name="Strong_20_Emphasis"><text:span text:style-name="T100"><text:s/></text:span></text:span><text:span text:style-name="Strong_20_Emphasis"><text:span text:style-name="T132"><draw:control text:anchor-type="as-char" draw:z-index="54" draw:name="Vorm41_0" draw:style-name="gr1" draw:text-style-name="P81" svg:width="0.35cm" svg:height="0.35cm" draw:control="control55"/></text:span></text:span></text:p>
          </table:table-cell>
          <table:table-cell table:style-name="Tabel2.A1" office:value-type="string">
            <text:p text:style-name="P63"><text:span text:style-name="T347">Het</text:span><text:span text:style-name="T466"> </text:span><text:span text:style-name="T346">inrichten </text:span><text:span text:style-name="T466">kan nagelopen worden aan de hand van bestanden</text:span><text:span text:style-name="T464"><text:note text:id="ftn9" text:note-class="footnote"><text:note-citation>2</text:note-citation><text:note-body><text:p text:style-name="P71"><text:span text:style-name="T472">I</text:span><text:span text:style-name="T337">n</text:span><text:span text:style-name="T467"> de Persoonlijke map </text:span><text:span text:style-name="T337">bevat </text:span><text:span text:style-name="T339">map </text:span><text:span text:style-name="T340">kz_setup_list</text:span><text:span text:style-name="T341">s </text:span><text:span text:style-name="T338">bestanden met</text:span><text:span text:style-name="T337"> </text:span><text:span text:style-name="T470">eerder gekozen gebruikersfoto, </text:span><text:span text:style-name="T467">bureaubladachtergrond, favorieten, en opdrachtgeschiedenis.</text:span></text:p></text:note-body></text:note></text:span><text:span text:style-name="T466"> aangemaakt in hoofdstuk 1 met keuze 1 - Installatie voorbereiden.</text:span></text:p>
          </table:table-cell>
        </table:table-row>
        <table:table-row table:style-name="TableLine94394838698784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4"/>
          </table:table-cell>
        </table:table-row>
        <table:table-row table:style-name="TableLine94394838908720">
          <table:table-cell table:style-name="Tabel2.A1" office:value-type="string">
            <text:p text:style-name="P47"><text:span text:style-name="Strong_20_Emphasis"><text:span text:style-name="T100"><text:s/></text:span></text:span><text:span text:style-name="Strong_20_Emphasis"><text:span text:style-name="T132"><draw:control text:anchor-type="as-char" draw:z-index="34" draw:name="Vorm42" draw:style-name="gr1" draw:text-style-name="P81" svg:width="0.35cm" svg:height="0.35cm" draw:control="control35"/></text:span></text:span></text:p>
          </table:table-cell>
          <table:table-cell table:style-name="Tabel2.A1" office:value-type="string">
            <text:p text:style-name="P44"><text:span text:style-name="Strong_20_Emphasis"><text:span text:style-name="T80">Herstart de computer.</text:span></text:span></text:p>
          </table:table-cell>
        </table:table-row>
        <table:table-row table:style-name="TableLine943948389532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394838948256">
          <table:table-cell table:style-name="Tabel2.A1" office:value-type="string">
            <text:p text:style-name="P47"><text:span text:style-name="Strong_20_Emphasis"><text:span text:style-name="T100"><text:s/></text:span></text:span><text:span text:style-name="Strong_20_Emphasis"><text:span text:style-name="T132"><draw:control text:anchor-type="as-char" draw:z-index="35" draw:name="Vorm43" draw:style-name="gr1" draw:text-style-name="P81" svg:width="0.35cm" svg:height="0.35cm" draw:control="control36"/></text:span></text:span></text:p>
          </table:table-cell>
          <table:table-cell table:style-name="Tabel2.A1" office:value-type="string">
            <text:p text:style-name="P44"><text:span text:style-name="Strong_20_Emphasis"><text:span text:style-name="T74">Aanmelden als </text:span></text:span><text:span text:style-name="Definition"><text:span text:style-name="T12">gebruiker</text:span></text:span><text:span text:style-name="Strong_20_Emphasis"><text:span text:style-name="T74">.</text:span></text:span></text:p>
          </table:table-cell>
        </table:table-row>
        <table:table-row table:style-name="TableLine943948389524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394838949856">
          <table:table-cell table:style-name="Tabel2.A1" office:value-type="string">
            <text:p text:style-name="P47"><text:span text:style-name="Strong_20_Emphasis"><text:span text:style-name="T100"><text:s/></text:span></text:span><text:span text:style-name="Strong_20_Emphasis"><text:span text:style-name="T132"><draw:control text:anchor-type="as-char" draw:z-index="36" draw:name="Vorm44" draw:style-name="gr1" draw:text-style-name="P81" svg:width="0.35cm" svg:height="0.35cm" draw:control="control37"/></text:span></text:span></text:p>
          </table:table-cell>
          <table:table-cell table:style-name="Tabel2.A1" office:value-type="string">
            <text:p text:style-name="P44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40">De nieuwe installatie van Ubuntu versleutelen voor de </text:span></text:span><text:span text:style-name="Strong_20_Emphasis"><text:span text:style-name="T244">veiligheid</text:span></text:span><text:span text:style-name="Strong_20_Emphasis"><text:span text:style-name="T26"> </text:span></text:span><text:span text:style-name="Strong_20_Emphasis"><text:span text:style-name="T277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75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29">balk</text:span></text:span><text:span text:style-name="Strong_20_Emphasis"><text:span text:style-name="T68">.</text:span></text:span></text:p>
          </table:table-cell>
        </table:table-row>
        <table:table-row table:style-name="TableLine943948389039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394838952000">
          <table:table-cell table:style-name="Tabel2.A1" office:value-type="string">
            <text:p text:style-name="P47"><text:span text:style-name="Strong_20_Emphasis"><text:span text:style-name="T100"><text:s/></text:span></text:span><text:span text:style-name="Strong_20_Emphasis"><text:span text:style-name="T132"><draw:control text:anchor-type="as-char" draw:z-index="37" draw:name="Vorm45" draw:style-name="gr1" draw:text-style-name="P81" svg:width="0.35cm" svg:height="0.35cm" draw:control="control38"/></text:span></text:span></text:p>
          </table:table-cell>
          <table:table-cell table:style-name="Tabel2.A1" office:value-type="string">
            <text:p text:style-name="P49"><text:span text:style-name="Strong_20_Emphasis"><text:span text:style-name="T253">Maak een </text:span></text:span><text:span text:style-name="Strong_20_Emphasis"><text:span text:style-name="T255">back-up</text:span></text:span><text:span text:style-name="Strong_20_Emphasis"><text:span text:style-name="T253"> </text:span></text:span><text:span text:style-name="Strong_20_Emphasis"><text:span text:style-name="T252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3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2">men</text:span></text:span><text:span text:style-name="Strong_20_Emphasis"><text:span text:style-name="T166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3">Installatie</text:span></text:span><text:span text:style-name="Strong_20_Emphasis"><text:span text:style-name="T264">m</text:span></text:span><text:span text:style-name="Strong_20_Emphasis"><text:span text:style-name="T262">enu</text:span></text:span><text:span text:style-name="Strong_20_Emphasis"><text:span text:style-name="T85">.</text:span></text:span></text:p>
          </table:table-cell>
        </table:table-row>
        <table:table-row table:style-name="TableLine94394838870560">
          <table:table-cell table:style-name="Tabel2.A1" office:value-type="string">
            <text:p text:style-name="P47"><text:span text:style-name="Strong_20_Emphasis"><text:span text:style-name="T100"><text:s/></text:span></text:span><text:span text:style-name="Strong_20_Emphasis"><text:span text:style-name="T132"><draw:control text:anchor-type="as-char" draw:z-index="38" draw:name="Vorm46" draw:style-name="gr1" draw:text-style-name="P81" svg:width="0.35cm" svg:height="0.35cm" draw:control="control39"/></text:span></text:span></text:p>
          </table:table-cell>
          <table:table-cell table:style-name="Tabel2.A1" office:value-type="string">
            <text:p text:style-name="P44"><text:span text:style-name="Strong_20_Emphasis"><text:span text:style-name="T281">K</text:span></text:span><text:span text:style-name="Strong_20_Emphasis"><text:span text:style-name="T253">ies</text:span></text:span><text:span text:style-name="Strong_20_Emphasis"><text:span text:style-name="T252"> </text:span></text:span><text:span text:style-name="Strong_20_Emphasis"><text:span text:style-name="T270">5 -</text:span></text:span><text:span text:style-name="T251"> </text:span><text:span text:style-name="T270">Opdrachtenmenu</text:span><text:span text:style-name="T253">, </text:span><text:span text:style-name="T283">kies</text:span><text:span text:style-name="T253"> </text:span><text:span text:style-name="T271">1 -</text:span><text:span text:style-name="T251"> </text:span><text:span text:style-name="T274">Back-up</text:span><text:span text:style-name="T271"> </text:span><text:span text:style-name="T274">maken</text:span><text:span text:style-name="T251">,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9">Verder</text:span></text:span><text:span text:style-name="Strong_20_Emphasis"><text:span text:style-name="T99">.</text:span></text:span></text:p>
          </table:table-cell>
        </table:table-row>
        <table:table-row table:style-name="TableLine94394838893344">
          <table:table-cell table:style-name="Tabel2.A1" office:value-type="string">
            <text:p text:style-name="P47"><text:span text:style-name="Strong_20_Emphasis"><text:span text:style-name="T100"><text:s/></text:span></text:span><text:span text:style-name="Strong_20_Emphasis"><text:span text:style-name="T132"><draw:control text:anchor-type="as-char" draw:z-index="39" draw:name="Vorm47" draw:style-name="gr1" draw:text-style-name="P81" svg:width="0.35cm" svg:height="0.35cm" draw:control="control40"/></text:span></text:span></text:p>
          </table:table-cell>
          <table:table-cell table:style-name="Tabel2.A1" office:value-type="string">
            <text:p text:style-name="P44"><text:span text:style-name="Strong_20_Emphasis"><text:span text:style-name="T250">Volg de aanwijzingen op het scherm.</text:span></text:span></text:p>
          </table:table-cell>
        </table:table-row>
        <table:table-row table:style-name="TableLine943948388593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394838942704">
          <table:table-cell table:style-name="Tabel2.A1" office:value-type="string">
            <text:p text:style-name="P47"><text:span text:style-name="Strong_20_Emphasis"><text:span text:style-name="T100"><text:s/></text:span></text:span><text:span text:style-name="Strong_20_Emphasis"><text:span text:style-name="T132"><draw:control text:anchor-type="as-char" draw:z-index="40" draw:name="Vorm48" draw:style-name="gr1" draw:text-style-name="P81" svg:width="0.35cm" svg:height="0.35cm" draw:control="control41"/></text:span></text:span></text:p>
          </table:table-cell>
          <table:table-cell table:style-name="Tabel2.A1" office:value-type="string">
            <text:p text:style-name="P51"><text:span text:style-name="Strong_20_Emphasis"><text:span text:style-name="T280">Plan automatische </text:span></text:span><text:span text:style-name="Strong_20_Emphasis"><text:span text:style-name="T282">reservekopieën</text:span></text:span><text:span text:style-name="Strong_20_Emphasis"><text:span text:style-name="T253"> </text:span></text:span><text:span text:style-name="Strong_20_Emphasis"><text:span text:style-name="T254">in </text:span></text:span><text:span text:style-name="Strong_20_Emphasis"><text:span text:style-name="T252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3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4">res</text:span></text:span><text:span text:style-name="Strong_20_Emphasis"><text:span text:style-name="T171">e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90">lik op </text:span></text:span><text:span text:style-name="Strong_20_Emphasis"><text:span text:style-name="T111">het </text:span></text:span><text:span text:style-name="Strong_20_Emphasis"><text:span text:style-name="T86">pictogram </text:span></text:span><text:span text:style-name="Strong_20_Emphasis"><text:span text:style-name="T111">van</text:span></text:span><text:span text:style-name="Strong_20_Emphasis"><text:span text:style-name="T90"> </text:span></text:span><text:span text:style-name="Strong_20_Emphasis"><text:span text:style-name="T265">Reservekopieën</text:span></text:span><text:span text:style-name="Strong_20_Emphasis"><text:span text:style-name="T85">.</text:span></text:span></text:p>
          </table:table-cell>
        </table:table-row>
        <table:table-row table:style-name="TableLine94394838940144">
          <table:table-cell table:style-name="Tabel2.A1" office:value-type="string">
            <text:p text:style-name="P47"><text:span text:style-name="Strong_20_Emphasis"><text:span text:style-name="T100"><text:s/></text:span></text:span><text:span text:style-name="Strong_20_Emphasis"><text:span text:style-name="T132"><draw:control text:anchor-type="as-char" draw:z-index="41" draw:name="Vorm49" draw:style-name="gr1" draw:text-style-name="P81" svg:width="0.35cm" svg:height="0.35cm" draw:control="control42"/></text:span></text:span></text:p>
          </table:table-cell>
          <table:table-cell table:style-name="Tabel2.A1" office:value-type="string">
            <text:p text:style-name="P44"><text:span text:style-name="Strong_20_Emphasis"><text:span text:style-name="T250">Volg de aanwijzingen op het scherm.</text:span></text:span></text:p>
          </table:table-cell>
        </table:table-row>
      </table:table>
      <text:p text:style-name="P16"><text:span text:style-name="Strong_20_Emphasis"><text:span text:style-name="T75"/></text:span></text:p>
      <text:p text:style-name="P43"/>
      <text:p text:style-name="P79"><text:span text:style-name="T299">E</text:span><text:span text:style-name="T300">inde c</text:span><text:span text:style-name="T294">hecklist, </text:span><text:span text:style-name="T301">d</text:span><text:span text:style-name="T294">e installatie van </text:span><text:span text:style-name="T294"><text:reference-ref text:reference-format="text" text:ref-name="Distributie">Ubuntu</text:reference-ref></text:span><text:span text:style-name="T294"><text:s/></text:span><text:span text:style-name="T295"><text:reference-ref text:reference-format="text" text:ref-name="Versie">20.04 LTS</text:reference-ref></text:span><text:span text:style-name="T294"><text:s/></text:span><text:span text:style-name="T294"><text:reference-ref text:reference-format="text" text:ref-name="Editie">desktop</text:reference-ref></text:span><text:span text:style-name="T294"><text:s/>is voltooid.</text:span></text:p>
      <text:p text:style-name="P78"/>
      <text:p text:style-name="P7"><text:span text:style-name="T124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23T10:55:53.719620849">23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0:55:53.637517628</dc:date>
    <meta:keyword>Installatie</meta:keyword>
    <meta:keyword>Checklist</meta:keyword>
    <meta:keyword>Linux</meta:keyword>
    <meta:editing-cycles>6206</meta:editing-cycles>
    <meta:editing-duration>P10DT21H10M25S</meta:editing-duration>
    <meta:print-date>2021-03-23T20:07:57.967210640</meta:print-date>
    <dc:creator>Karel Zimmer</dc:creator>
    <meta:document-statistic meta:table-count="4" meta:image-count="0" meta:object-count="0" meta:page-count="4" meta:paragraph-count="130" meta:word-count="997" meta:character-count="6791" meta:non-whitespace-character-count="5796"/>
    <meta:user-defined meta:name="Info 1"/>
    <meta:user-defined meta:name="Info 2"/>
    <meta:user-defined meta:name="Info 3"/>
    <meta:user-defined meta:name="Info 4"/>
  </office:meta>
</office:document-meta>
</file>